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DejaVu Sans" svg:font-family="'DejaVu Sans'"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0cm"/>
          <style:tab-stop style:position="1.251cm"/>
        </style:tab-stops>
      </style:paragraph-properties>
    </style:style>
    <style:style style:name="P2" style:family="paragraph" style:parent-style-name="Standard">
      <style:paragraph-properties>
        <style:tab-stops>
          <style:tab-stop style:position="0cm"/>
          <style:tab-stop style:position="1.251cm"/>
        </style:tab-stops>
      </style:paragraph-properties>
      <style:text-properties style:font-name="DejaVu Sans" fo:font-size="10pt" style:font-size-asian="10pt" style:font-size-complex="10pt"/>
    </style:style>
    <style:style style:name="P3" style:family="paragraph" style:parent-style-name="Text_20_body">
      <style:paragraph-properties>
        <style:tab-stops>
          <style:tab-stop style:position="0cm"/>
          <style:tab-stop style:position="1.251cm"/>
        </style:tab-stops>
      </style:paragraph-properties>
    </style:style>
    <style:style style:name="P4" style:family="paragraph" style:parent-style-name="Text_20_body">
      <style:paragraph-properties fo:text-align="end" style:justify-single-word="false"/>
      <style:text-properties style:font-name="DejaVu Sans1" fo:font-size="10pt" style:font-size-asian="10pt" style:font-size-complex="10pt"/>
    </style:style>
    <style:style style:name="P5" style:family="paragraph" style:parent-style-name="Quotations">
      <style:paragraph-properties fo:margin-left="2.501cm" fo:margin-right="1cm" fo:text-indent="0.111cm" style:auto-text-indent="false">
        <style:tab-stops>
          <style:tab-stop style:position="1.143cm"/>
          <style:tab-stop style:position="1.198cm"/>
        </style:tab-stops>
      </style:paragraph-properties>
    </style:style>
    <style:style style:name="P6" style:family="paragraph" style:parent-style-name="Text_20_body" style:list-style-name="WWNum1">
      <style:text-properties style:font-name="DejaVu Sans" fo:font-size="10pt" style:font-size-asian="10pt" style:font-size-complex="10pt"/>
    </style:style>
    <style:style style:name="P7" style:family="paragraph" style:parent-style-name="Text_20_body" style:list-style-name="WWNum1">
      <style:paragraph-properties>
        <style:tab-stops>
          <style:tab-stop style:position="0cm"/>
          <style:tab-stop style:position="1.251cm"/>
        </style:tab-stops>
      </style:paragraph-properties>
    </style:style>
    <style:style style:name="P8" style:family="paragraph" style:parent-style-name="Text_20_body">
      <style:paragraph-properties fo:margin-left="2.501cm" fo:margin-right="0cm" fo:text-indent="0cm" style:auto-text-indent="false"/>
      <style:text-properties style:font-name="DejaVu Sans1" fo:font-size="10pt" style:font-size-asian="10pt" style:font-size-complex="10pt"/>
    </style:style>
    <style:style style:name="P9" style:family="paragraph" style:parent-style-name="Text_20_body" style:list-style-name="WWNum1">
      <style:paragraph-properties fo:margin-top="0cm" fo:margin-bottom="0.212cm">
        <style:tab-stops>
          <style:tab-stop style:position="0cm"/>
          <style:tab-stop style:position="1.251cm"/>
        </style:tab-stops>
      </style:paragraph-properties>
      <style:text-properties style:font-name="DejaVu Sans" fo:font-size="10pt" style:font-size-asian="10pt" style:font-size-complex="10pt"/>
    </style:style>
    <style:style style:name="P10" style:family="paragraph" style:parent-style-name="Standard" style:list-style-name="WWNum1">
      <style:paragraph-properties>
        <style:tab-stops>
          <style:tab-stop style:position="0cm"/>
          <style:tab-stop style:position="1.251cm"/>
        </style:tab-stops>
      </style:paragraph-properties>
      <style:text-properties style:font-name="DejaVu Sans" fo:font-size="10pt" style:font-size-asian="10pt" style:font-size-complex="10pt"/>
    </style:style>
    <style:style style:name="P11" style:family="paragraph" style:parent-style-name="Heading_20_1" style:master-page-name="Standard">
      <style:paragraph-properties style:page-number="auto"/>
    </style:style>
    <style:style style:name="P12" style:family="paragraph" style:parent-style-name="Quotations">
      <style:paragraph-properties fo:margin-left="2.501cm" fo:margin-right="1cm" fo:text-indent="0.111cm" style:auto-text-indent="false">
        <style:tab-stops>
          <style:tab-stop style:position="1.143cm"/>
          <style:tab-stop style:position="1.198cm"/>
        </style:tab-stops>
      </style:paragraph-properties>
      <style:text-properties style:font-name="DejaVu Sans" fo:font-size="10pt" style:font-size-asian="10pt" style:font-size-complex="10pt"/>
    </style:style>
    <style:style style:name="T1" style:family="text">
      <style:text-properties style:font-name="DejaVu Sans" fo:font-size="10pt" style:font-size-asian="10pt" style:font-size-complex="10pt"/>
    </style:style>
    <style:style style:name="T2" style:family="text">
      <style:text-properties style:font-name="DejaVu Sans Mono1" fo:font-size="9pt" style:font-size-asian="9pt" style:font-size-complex="9pt"/>
    </style:style>
    <style:style style:name="T3" style:family="text">
      <style:text-properties style:font-name="DejaVu Sans Mono1" fo:font-size="10pt" style:font-size-asian="10pt" style:font-size-complex="10pt"/>
    </style:style>
    <style:style style:name="T4"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tab/><text:span text:style-name="T4">Comments about EBI redesign styles</text:span> </text:h>
      <text:p text:style-name="P4">(all is about compliance style sheets)</text:p>
      <text:p text:style-name="P2"><text:tab/></text:p>
      <text:p text:style-name="P2"/>
      <text:list xml:id="list20638669311" text:style-name="WWNum1">
        <text:list-item>
          <text:p text:style-name="P10">It would be nice to have some freedom for project style tags and style's properties not imposed by the global styles of EBI header and footer, i.e. table, td, tr, th, padding, margin, font for headers h1, h2 etc. Otherwise it should be proposed in separate style sheet file for inner projects/web-application only (without header in footer style definitions). The present style interfere severely to the view of the current web application and not importable.</text:p>
        </text:list-item>
      </text:list>
      <text:p text:style-name="P1"/>
      <text:p text:style-name="P5"><text:span text:style-name="T1">Example: table, tr, td tags definitions in</text:span><text:span text:style-name="T2"> </text:span><text:a xlink:type="simple" xlink:href="view-source:http://wwwdev.ebi.ac.uk/web_guidelines/css/compliance/develop/ebi-visual.css"><text:span text:style-name="Internet_20_link"><text:span text:style-name="T3">/web_guidelines/css/compliance/develop/ebi-visual.css</text:span></text:span></text:a><text:span text:style-name="T1"><text:line-break/>— this crashes tables view in the inner project and global typography there * {} definition also make some troubles</text:span></text:p>
      <text:p text:style-name="P12"/>
      <text:list xml:id="list2063867731" text:continue-numbering="true" text:style-name="WWNum1">
        <text:list-item>
          <text:p text:style-name="P6">In existing css files some tag definition override themselves several times (h1, h2 etc).</text:p>
          <text:p text:style-name="P6">Ideally the best solution might look like every tag for header/footer has its own local namespace, i.e. similar to already implemeted</text:p>
        </text:list-item>
      </text:list>
      <text:p text:style-name="Text_20_body"><text:span text:style-name="T2"><text:tab/><text:tab/></text:span><text:span text:style-name="T3">div#global-footer h3.services {color: #207a7a;}</text:span></text:p>
      <text:p text:style-name="P8">Font is really too big for most of the titles and this seriously impair usability of the web-application interfaces. The same issue with paddings and margins — the height of the text snippets sometimes is excessive.</text:p>
      <text:p text:style-name="P8"/>
      <text:list xml:id="list995269629" text:continue-numbering="true" text:style-name="WWNum1">
        <text:list-item>
          <text:p text:style-name="P6">Eventually there are only 2 css files we might need (now 5 are suggested…): </text:p>
          <text:list>
            <text:list-item>
              <text:p text:style-name="P6">global mandatory style sheet for header and footer with local namespaces not interfering inner project namespaces; </text:p>
            </text:list-item>
            <text:list-item>
              <text:p text:style-name="P6">optional recommended style sheet for inner project including suggested desktop view for web application (tabs, zebra-style row iteration in tables, popup ajax-windows and so on)</text:p>
            </text:list-item>
          </text:list>
        </text:list-item>
      </text:list>
      <text:p text:style-name="Text_20_body"/>
      <text:list xml:id="list1199455076" text:continue-numbering="true" text:style-name="WWNum1">
        <text:list-item>
          <text:p text:style-name="P7"><text:span text:style-name="T1">It's a bit embarrassing to load such a big file just for texture underlayer: </text:span><text:a xlink:type="simple" xlink:href="http://wwwdev.ebi.ac.uk/web_guidelines/images/global/pale_grey_slight_texture.jpg"><text:span text:style-name="Internet_20_link"><text:span text:style-name="T1">http://wwwdev.ebi.ac.uk/web_guidelines/images/global/pale_grey_slight_texture.jpg</text:span></text:span></text:a></text:p>
          <text:p text:style-name="P7"><text:span text:style-name="Internet_20_link"><text:span text:style-name="T1"/></text:span></text:p>
        </text:list-item>
      </text:list>
      <text:p text:style-name="P3"/>
      <text:list xml:id="list1632878935" text:continue-numbering="true" text:style-name="WWNum1">
        <text:list-item>
          <text:p text:style-name="P9">It looks like the present footer override content on long pages of a big height, i.e. with former design everything is OK here:<text:line-break/>http://wwwdev.ebi.ac.uk/fg/sym/reagent/AMBN10046139:ENSG00000143458 — footer is static and doesn't run against the content, but the current footer does…</text:p>
          <text:p text:style-name="P9"/>
        </text:list-item>
        <text:list-item>
          <text:p text:style-name="P9">The height of the header with h1 title is too large and takes up too much unused space unless this space is used for the project's search form with filters options or so — can we use it for that? If yes, we might need just very upper strip with EBI logo and global links only.</text:p>
          <text:p text:style-name="P9"/>
        </text:list-item>
        <text:list-item>
          <text:p text:style-name="P9">The view of project's unfolding navigation menu — we might need it, — is unclear as we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DejaVu Sans" svg:font-family="'DejaVu Sans'" style:font-family-generic="roma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size="12pt" fo:language="en" fo:country="GB"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default-outline-level=""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Quotations" style:family="paragraph" style:parent-style-name="Standard" style:default-outline-level=""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editing-duration>PT31M2S</meta:editing-duration>
    <meta:generator>LibreOffice/3.5$Linux_X86_64 LibreOffice_project/350m1$Build-2</meta:generator>
    <dc:date>2012-11-02T19:13:51</dc:date>
    <meta:document-statistic meta:table-count="0" meta:image-count="0" meta:object-count="0" meta:page-count="1" meta:paragraph-count="16" meta:word-count="380" meta:character-count="704" meta:non-whitespace-character-count="2060"/>
  </office:meta>
</office:document-meta>
</file>